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31.7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33.36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111.91pt"/>
    </style:style>
    <style:style style:name="co9" style:family="table-column">
      <style:table-column-properties fo:break-before="auto" style:column-width="31.69pt"/>
    </style:style>
    <style:style style:name="co10" style:family="table-column">
      <style:table-column-properties fo:break-before="auto" style:column-width="126.14pt"/>
    </style:style>
    <style:style style:name="co11" style:family="table-column">
      <style:table-column-properties fo:break-before="auto" style:column-width="32.54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25.4pt"/>
    </style:style>
    <style:style style:name="co14" style:family="table-column">
      <style:table-column-properties fo:break-before="auto" style:column-width="136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80.25pt" fo:break-before="auto" style:use-optimal-row-height="false"/>
    </style:style>
    <style:style style:name="ro4" style:family="table-row">
      <style:table-row-properties style:row-height="32.26pt" fo:break-before="auto" style:use-optimal-row-height="false"/>
    </style:style>
    <style:style style:name="ro5" style:family="table-row">
      <style:table-row-properties style:row-height="27.75pt" fo:break-before="auto" style:use-optimal-row-height="false"/>
    </style:style>
    <style:style style:name="ta1" style:family="table" style:master-page-name="PageStyle_5f_dag_5f_apps">
      <style:table-properties table:display="true" style:writing-mode="lr-tb"/>
    </style:style>
    <style:style style:name="ta2" style:family="table" style:master-page-name="PageStyle_5f_dag_5f_models">
      <style:table-properties table:display="true" style:writing-mode="lr-tb"/>
    </style:style>
    <style:style style:name="ta3" style:family="table" style:master-page-name="PageStyle_5f_dag_5f_fields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ackground-color="#fce5c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51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9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30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77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6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g_apps.$C$2:.$C$3])" table:allow-empty-cell="true" table:display-list="unsorted" table:base-cell-address="dag_models.H2"/>
        <table:content-validation table:name="val2" table:condition="of:cell-content-is-in-list([$dag_models.$B$2:.$B17])" table:allow-empty-cell="true" table:display-list="unsorted" table:base-cell-address="dag_fields.B2"/>
      </table:content-validations>
      <table:table table:name="dag_ap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1" draw:text-style-name="P2" svg:width="392.03pt" svg:height="74.24pt" svg:x="136.6pt" svg:y="23.24pt" draw:caption-point-x="-11.54pt" draw:caption-point-y="-22.96pt">
              <dc:date>2021-03-21T00:00:00</dc:date>
              <text:p text:style-name="P1">Representa o "Título" da classe do app.</text:p>
              <text:p text:style-name="P1"/>
              <text:p text:style-name="P1">Por convenções do python (PEP8 -  https://www.python.org/dev/peps/pep-0008/#class-names), deverá ser escrita em formato "CamelCase" (https://pt.wikipedia.org/wiki/CamelCase)</text:p>
              <text:p text:style-name="P1"><text:tab/>-Marcelo Vasconcellos</text:p>
            </office:annotation>
            <text:p>title</text:p>
          </table:table-cell>
          <table:table-cell table:style-name="ce1" office:value-type="string" calcext:value-type="string">
            <office:annotation draw:style-name="gr2" draw:text-style-name="P2" svg:width="372.22pt" svg:height="106.47pt" svg:x="236.58pt" svg:y="22.9pt" draw:caption-point-x="-11.54pt" draw:caption-point-y="-22.62pt">
              <dc:date>2021-03-21T00:00:00</dc:date>
              <text:p text:style-name="P1">Preenche os atributos "name" (https://docs.djangoproject.com/en/3.1/ref/applications/#configurable-attributes) e o nome do diretório do app. </text:p>
              <text:p text:style-name="P1"/>
              <text:p text:style-name="P1">É utilizado como FK para identificação de quais modelos estão neste respectivo app.</text:p>
              <text:p text:style-name="P1"/>
              <text:p text:style-name="P1">Por convenção deverá ser escrito totalmente em caixa baixa, separado por "_".</text:p>
              <text:p text:style-name="P1"><text:tab/>-Marcelo Vasconcellos</text:p>
            </office:annotation>
            <text:p>slug</text:p>
          </table:table-cell>
          <table:table-cell table:style-name="ce1" office:value-type="string" calcext:value-type="string">
            <office:annotation draw:style-name="gr2" draw:text-style-name="P2" svg:width="320.6pt" svg:height="117.67pt" svg:x="368.33pt" svg:y="17.29pt" draw:caption-point-x="-11.54pt" draw:caption-point-y="-17.01pt">
              <dc:date>2021-03-21T00:00:00</dc:date>
              <text:p text:style-name="P1">Preenche os atributos "verbose_name" (https://docs.djangoproject.com/en/3.1/ref/applications/#configurable-attributes) Trata-se do nome legível da app, será utilizado para exibição ao usuário.</text:p>
              <text:p text:style-name="P1"/>
              <text:p text:style-name="P1">Deverá ser escrito na forma correta, na linguagem padrão, utilizando espaços e acentuações, se necessário.</text:p>
              <text:p text:style-name="P1"/>
              <text:p text:style-name="P1">Aconselhado que sejam no máximo 20 letras.</text:p>
              <text:p text:style-name="P1"><text:tab/>-Marcelo Vasconcellos</text:p>
            </office:annotation>
            <text:p>verbose_name</text:p>
          </table:table-cell>
          <table:table-cell table:style-name="ce1" office:value-type="string" calcext:value-type="string">
            <office:annotation draw:style-name="gr3" draw:text-style-name="P2" svg:width="320.6pt" svg:height="50.49pt" svg:x="448.5pt" svg:y="19.39pt" draw:caption-point-x="-11.54pt" draw:caption-point-y="-19.11pt">
              <dc:date>2021-03-21T00:00:00</dc:date>
              <text:p text:style-name="P1">Este campo não possui nenhum efeito prático sendo é utilizado apenas para um controle de trabalho na planilha. Aonde o desenvolvedor poderá ter o controle do que foi eu não verificar por ele.</text:p>
              <text:p text:style-name="P1"><text:tab/>-Marcelo Vasconcellos</text:p>
            </office:annotation>
            <text:p>is_verify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Clientes</text:p>
          </table:table-cell>
          <table:table-cell table:style-name="ce3" office:value-type="string" calcext:value-type="string">
            <text:p>clientes</text:p>
          </table:table-cell>
          <table:table-cell table:style-name="ce3" office:value-type="string" calcext:value-type="string">
            <text:p>Cliente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ontrib</text:p>
          </table:table-cell>
          <table:table-cell table:style-name="ce3" office:value-type="string" calcext:value-type="string">
            <text:p>contrib</text:p>
          </table:table-cell>
          <table:table-cell table:style-name="ce3" office:value-type="string" calcext:value-type="string">
            <text:p>Cadastros Básicos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apps.$A$1:.$E$3"/>
        </table:named-expressions>
      </table:table>
      <table:table table:name="dag_models" table:style-name="ta2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number-columns-repeated="1017" table:default-cell-style-name="Default"/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office:annotation draw:style-name="gr4" draw:text-style-name="P2" svg:width="279.24pt" svg:height="156.73pt" svg:x="124.75pt" svg:y="87.76pt" draw:caption-point-x="-11.54pt" draw:caption-point-y="-87.48pt">
              <dc:date>2021-03-21T00:00:00</dc:date>
              <text:p text:style-name="P1">Representa o "Título" da classe do modelo (Model).</text:p>
              <text:p text:style-name="P1"/>
              <text:p text:style-name="P1">Por convenções do python (PEP8 - https://www.python.org/dev/peps/pep-0008/#class-names), deverá ser escrita em formato "CamelCase" (https://pt.wikipedia.org/wiki/CamelCase)</text:p>
              <text:p text:style-name="P1"><text:tab/>-Marcelo Vasconcellos</text:p>
            </office:annotation>
            <text:p>title</text:p>
          </table:table-cell>
          <table:table-cell table:style-name="ce1" office:value-type="string" calcext:value-type="string">
            <office:annotation draw:style-name="gr5" draw:text-style-name="P2" svg:width="301.44pt" svg:height="204.72pt" svg:x="228.7pt" svg:y="87.76pt" draw:caption-point-x="-11.54pt" draw:caption-point-y="-87.48pt">
              <dc:date>2021-03-21T00:00:00</dc:date>
              <text:p text:style-name="P1">Preenche os atributos "verbose_name" do modelo. Trata-se do nome legível da modelo no singular, será utilizado para exibição ao usuário.</text:p>
              <text:p text:style-name="P1"/>
              <text:p text:style-name="P1">Deverá ser escrito na forma correta, na linguagem padrão, utilizando espaços e acentuações, se necessário, no singular.</text:p>
              <text:p text:style-name="P1"/>
              <text:p text:style-name="P1">Aconselhado que sejam no máximo 20 letras.</text:p>
              <text:p text:style-name="P1"><text:tab/>-Marcelo Vasconcellos</text:p>
            </office:annotation>
            <text:p>verbose_name</text:p>
          </table:table-cell>
          <table:table-cell table:style-name="ce1" office:value-type="string" calcext:value-type="string">
            <office:annotation draw:style-name="gr5" draw:text-style-name="P2" svg:width="269.72pt" svg:height="204.72pt" svg:x="340.58pt" svg:y="87.76pt" draw:caption-point-x="-11.54pt" draw:caption-point-y="-87.48pt">
              <dc:date>2021-03-21T00:00:00</dc:date>
              <text:p text:style-name="P1">Preenche os atributos "verbose_name" do modelo. Trata-se do nome legível da modelo no plural, será utilizado para exibição ao usuário.</text:p>
              <text:p text:style-name="P1"/>
              <text:p text:style-name="P1">Deverá ser escrito na forma correta, na linguagem padrão, utilizando espaços e acentuações, se necessário, no plural.</text:p>
              <text:p text:style-name="P1"/>
              <text:p text:style-name="P1">Aconselhado que sejam no máximo 20 letras.</text:p>
              <text:p text:style-name="P1"><text:tab/>-Marcelo Vasconcellos</text:p>
            </office:annotation>
            <text:p>verbose_name_plural</text:p>
          </table:table-cell>
          <table:table-cell table:style-name="ce6" office:value-type="string" calcext:value-type="string">
            <office:annotation draw:style-name="gr5" draw:text-style-name="P2" svg:width="318.13pt" svg:height="204.72pt" svg:x="372.3pt" svg:y="87.76pt" draw:caption-point-x="-11.54pt" draw:caption-point-y="-87.48pt">
              <dc:date>2021-03-21T00:00:00</dc:date>
              <text:p text:style-name="P1">Se for "verdadeiro" ele cria um admin.ModelAdmin para o modelo, ou seja, o mesmo aparece no menu como modelo principal.</text:p>
              <text:p text:style-name="P1"/>
              <text:p text:style-name="P1">Poderá ser preenchido com:</text:p>
              <text:p text:style-name="P1">- "YES", "TRUE" ou "1" para "SIM"</text:p>
              <text:p text:style-name="P1">- "NO", "FALSE" ou "0" para "NÃO"</text:p>
              <text:p text:style-name="P1"><text:tab/>-Marcelo Vasconcellos</text:p>
            </office:annotation>
            <text:p>is_model_admin</text:p>
          </table:table-cell>
          <table:table-cell table:style-name="ce6" office:value-type="string" calcext:value-type="string">
            <office:annotation draw:style-name="gr6" draw:text-style-name="P2" svg:width="366.6pt" svg:height="236.24pt" svg:x="403.99pt" svg:y="87.76pt" draw:caption-point-x="-11.54pt" draw:caption-point-y="-87.48pt">
              <dc:date>2021-03-21T00:00:00</dc:date>
              <text:p text:style-name="P1">Para aumentar a segurança, este campo torna o modelo somente leitura. </text:p>
              <text:p text:style-name="P1"/>
              <text:p text:style-name="P1">Por padrão todos os modelos poderão ser visíveis ao usuário, neste caso você terá de autorizar a visualização, edição ou adição de dados pelo próprio controle de acesso do Django Admin. (https://docs.djangoproject.com/en/2.2/ref/contrib/auth/)</text:p>
              <text:p text:style-name="P1"/>
              <text:p text:style-name="P1">Poderá ser preenchido com:</text:p>
              <text:p text:style-name="P1">- "YES", "TRUE" ou "1" para "SIM"</text:p>
              <text:p text:style-name="P1">- "NO", "FALSE" ou "0" para "NÃO"</text:p>
              <text:p text:style-name="P1"><text:tab/>-Marcelo Vasconcellos</text:p>
            </office:annotation>
            <text:p>is_read_only</text:p>
          </table:table-cell>
          <table:table-cell table:style-name="ce7" office:value-type="string" calcext:value-type="string">
            <office:annotation draw:style-name="gr7" draw:text-style-name="P2" svg:width="320.6pt" svg:height="283.49pt" svg:x="530.14pt" svg:y="87.76pt" draw:caption-point-x="-11.54pt" draw:caption-point-y="-87.48pt">
              <dc:date>2021-03-21T00:00:00</dc:date>
              <text:p text:style-name="P1">Neste campo deverá ser informado a lista de modelos (sendo identificado pelo campo "title" desta planilha) e o tipo de inline separados por "|" e Linhas, que serão exibidas no atributo "inline" do modelo. </text:p>
              <text:p text:style-name="P1"/>
              <text:p text:style-name="P1">Exemplo, no campo modelo "Pessoa", poderão ter dois inlines, sendo: Telefones e Endereços. Neste caso deverão ser escritos desta forma:</text:p>
              <text:p text:style-name="P1"/>
              <text:p text:style-name="P1">Telefones|TabularInline</text:p>
              <text:p text:style-name="P1">Enderecos|StackedInline</text:p>
              <text:p text:style-name="P1"/>
              <text:p text:style-name="P1">IMPORTANTE! Todos modelos informados nesta lista deverão ter FK para o modelo atual.</text:p>
              <text:p text:style-name="P1"/>
              <text:p text:style-name="P1">Documentação do Django: https://docs.djangoproject.com/en/2.2/ref/contrib/admin/#inlinemodeladmin-objects</text:p>
              <text:p text:style-name="P1"><text:tab/>-Marcelo Vasconcellos</text:p>
            </office:annotation>
            <text:p>django_inline_models</text:p>
          </table:table-cell>
          <table:table-cell table:style-name="ce7" office:value-type="string" calcext:value-type="string">
            <office:annotation draw:style-name="gr8" draw:text-style-name="P2" svg:width="320.6pt" svg:height="92.24pt" svg:x="610.3pt" svg:y="87.76pt" draw:caption-point-x="-11.54pt" draw:caption-point-y="-87.48pt">
              <dc:date>2021-03-21T00:00:00</dc:date>
              <text:p text:style-name="P1">Deverá ser o "slug" do app aonde este modelo será incluido.</text:p>
              <text:p text:style-name="P1"><text:tab/>-Marcelo Vasconcellos</text:p>
            </office:annotation>
            <text:p>app_slug</text:p>
          </table:table-cell>
          <table:table-cell table:style-name="ce1" office:value-type="string" calcext:value-type="string">
            <office:annotation draw:style-name="gr8" draw:text-style-name="P2" svg:width="320.6pt" svg:height="92.24pt" svg:x="690.43pt" svg:y="87.76pt" draw:caption-point-x="-11.54pt" draw:caption-point-y="-87.48pt">
              <dc:date>2021-03-21T00:00:00</dc:date>
              <text:p text:style-name="P1">Este campo não possui nenhum efeito prático sendo é utilizado apenas para um controle de trabalho na planilha. Aonde o desenvolvedor poderá ter o controle do que foi eu não verificar por ele.</text:p>
              <text:p text:style-name="P1"><text:tab/>-Marcelo Vasconcellos</text:p>
            </office:annotation>
            <text:p>is_empty</text:p>
          </table:table-cell>
          <table:table-cell table:style-name="ce7" office:value-type="string" calcext:value-type="string">
            <office:annotation draw:style-name="gr8" draw:text-style-name="P2" svg:width="320.6pt" svg:height="92.24pt" svg:x="770.6pt" svg:y="87.76pt" draw:caption-point-x="-11.54pt" draw:caption-point-y="-87.48pt">
              <dc:date>2021-03-21T00:00:00</dc:date>
              <text:p text:style-name="P1">Este campo não possui nenhum efeito prático sendo é utilizado apenas para um controle de trabalho na planilha. Aonde o desenvolvedor poderá ter o controle de quantos campos estão vinculados a este modelo respectivo.</text:p>
              <text:p text:style-name="P1"><text:tab/>-Marcelo Vasconcellos</text:p>
            </office:annotation>
            <text:p>quant</text:p>
          </table:table-cell>
          <table:table-cell table:number-columns-repeated="1014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essoas</text:p>
          </table:table-cell>
          <table:table-cell table:style-name="ce5" office:value-type="string" calcext:value-type="string">
            <text:p>Pessoa</text:p>
          </table:table-cell>
          <table:table-cell table:style-name="ce5" office:value-type="string" calcext:value-type="string">
            <text:p>Pesso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elefones|TabularInline</text:p>
            <text:p>Enderecos|StackedInline</text:p>
          </table:table-cell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Telefon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nderecos</text:p>
          </table:table-cell>
          <table:table-cell table:style-name="ce5" office:value-type="string" calcext:value-type="string">
            <text:p>Endereço</text:p>
          </table:table-cell>
          <table:table-cell table:style-name="ce5" office:value-type="string" calcext:value-type="string">
            <text:p>Endereço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lientes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elefonesOperadoras</text:p>
          </table:table-cell>
          <table:table-cell table:style-name="ce5" office:value-type="string" calcext:value-type="string">
            <text:p>Operadora de telefonia</text:p>
          </table:table-cell>
          <table:table-cell table:style-name="ce5" office:value-type="string" calcext:value-type="string">
            <text:p>Operadoras de telefon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unicipios</text:p>
          </table:table-cell>
          <table:table-cell table:style-name="ce5" office:value-type="string" calcext:value-type="string">
            <text:p>Municipio</text:p>
          </table:table-cell>
          <table:table-cell table:style-name="ce5" office:value-type="string" calcext:value-type="string">
            <text:p>Municipio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stados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stado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table:content-validation-name="val1" office:value-type="string" calcext:value-type="string">
            <text:p>contrib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models.$A$1:.$J$7"/>
        </table:named-expressions>
      </table:table>
      <table:table table:name="dag_fields" table:style-name="ta3">
        <table:table-column table:style-name="co11" table:default-cell-style-name="Default"/>
        <table:table-column table:style-name="co5" table:number-columns-repeated="4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3" table:number-columns-repeated="12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del_title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verbose_name</text:p>
          </table:table-cell>
          <table:table-cell table:style-name="ce1" office:value-type="string" calcext:value-type="string">
            <text:p>help_text</text:p>
          </table:table-cell>
          <table:table-cell table:style-name="ce17" office:value-type="string" calcext:value-type="string">
            <text:p>max_length</text:p>
          </table:table-cell>
          <table:table-cell table:style-name="ce17" office:value-type="string" calcext:value-type="string">
            <text:p>bootstrap_columns</text:p>
          </table:table-cell>
          <table:table-cell table:style-name="ce24" office:value-type="string" calcext:value-type="string">
            <text:p>default_value</text:p>
          </table:table-cell>
          <table:table-cell table:style-name="ce17" office:value-type="string" calcext:value-type="string">
            <text:p>is_null</text:p>
          </table:table-cell>
          <table:table-cell table:style-name="ce17" office:value-type="string" calcext:value-type="string">
            <text:p>is_blank</text:p>
          </table:table-cell>
          <table:table-cell table:style-name="ce17" office:value-type="string" calcext:value-type="string">
            <text:p>is_unique</text:p>
          </table:table-cell>
          <table:table-cell table:style-name="ce17" office:value-type="string" calcext:value-type="string">
            <text:p>is_readonly</text:p>
          </table:table-cell>
          <table:table-cell table:style-name="ce17" office:value-type="string" calcext:value-type="string">
            <text:p>is_editable</text:p>
          </table:table-cell>
          <table:table-cell table:style-name="ce17" office:value-type="string" calcext:value-type="string">
            <text:p>is_db_index</text:p>
          </table:table-cell>
          <table:table-cell table:style-name="ce17" office:value-type="string" calcext:value-type="string">
            <text:p>is_ordering</text:p>
          </table:table-cell>
          <table:table-cell table:style-name="ce17" office:value-type="string" calcext:value-type="string">
            <text:p>is_model_title</text:p>
          </table:table-cell>
          <table:table-cell table:style-name="ce29" office:value-type="string" calcext:value-type="string">
            <text:p>in_search_fields</text:p>
          </table:table-cell>
          <table:table-cell table:style-name="ce29" office:value-type="string" calcext:value-type="string">
            <text:p>in_list_filter</text:p>
          </table:table-cell>
          <table:table-cell table:style-name="ce29" office:value-type="string" calcext:value-type="string">
            <text:p>in_list_display</text:p>
          </table:table-cell>
          <table:table-cell table:style-name="ce17" office:value-type="string" calcext:value-type="string">
            <text:p>in_field_model</text:p>
          </table:table-cell>
          <table:table-cell table:style-name="ce24" office:value-type="string" calcext:value-type="string">
            <text:p>choices</text:p>
          </table:table-cell>
          <table:table-cell table:style-name="ce24" office:value-type="string" calcext:value-type="string">
            <text:p>fieldtype_title</text:p>
          </table:table-cell>
          <table:table-cell table:style-name="ce24" office:value-type="string" calcext:value-type="string">
            <text:p>foreignkey_model_title</text:p>
          </table:table-cell>
          <table:table-cell table:style-name="ce1" office:value-type="string" calcext:value-type="string">
            <text:p>order</text:p>
          </table:table-cell>
          <table:table-cell table:number-columns-repeated="1000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Nome</text:p>
          </table:table-cell>
          <table:table-cell table:style-name="ce14"/>
          <table:table-cell table:style-name="ce18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4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14" office:value-type="string" calcext:value-type="string">
            <text:p>IntegerField</text:p>
          </table:table-cell>
          <table:table-cell table:style-name="ce14" table:content-validation-name="val2"/>
          <table:table-cell table:style-name="ce18" office:value-type="float" office:value="1" calcext:value-type="float">
            <text:p>1</text:p>
          </table:table-cell>
          <table:table-cell table:number-columns-repeated="1000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cpf</text:p>
          </table:table-cell>
          <table:table-cell table:style-name="ce5" office:value-type="string" calcext:value-type="string">
            <text:p>CPF</text:p>
          </table:table-cell>
          <table:table-cell table:style-name="ce14"/>
          <table:table-cell table:style-name="ce18" office:value-type="float" office:value="15" calcext:value-type="float">
            <text:p>15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2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14" office:value-type="string" calcext:value-type="string">
            <text:p>CharField</text:p>
          </table:table-cell>
          <table:table-cell table:style-name="ce14" table:content-validation-name="val2"/>
          <table:table-cell table:style-name="ce18" office:value-type="float" office:value="2" calcext:value-type="float">
            <text:p>2</text:p>
          </table:table-cell>
          <table:table-cell table:number-columns-repeated="1000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rg</text:p>
          </table:table-cell>
          <table:table-cell table:style-name="ce5" office:value-type="string" calcext:value-type="string">
            <text:p>RG</text:p>
          </table:table-cell>
          <table:table-cell table:style-name="ce14"/>
          <table:table-cell table:style-name="ce18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14" office:value-type="string" calcext:value-type="string">
            <text:p>CharField</text:p>
          </table:table-cell>
          <table:table-cell table:style-name="ce14" table:content-validation-name="val2"/>
          <table:table-cell table:style-name="ce18" office:value-type="float" office:value="3" calcext:value-type="float">
            <text:p>3</text:p>
          </table:table-cell>
          <table:table-cell table:number-columns-repeated="1000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5" table:content-validation-name="val2" office:value-type="string" calcext:value-type="string">
            <text:p>Pessoas</text:p>
          </table:table-cell>
          <table:table-cell table:style-name="ce5" office:value-type="string" calcext:value-type="string">
            <text:p>data_nascimento</text:p>
          </table:table-cell>
          <table:table-cell table:style-name="ce5" office:value-type="string" calcext:value-type="string">
            <text:p>Data de Nascimento</text:p>
          </table:table-cell>
          <table:table-cell table:style-name="ce14"/>
          <table:table-cell table:style-name="ce18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14" office:value-type="string" calcext:value-type="string">
            <text:p>CharField</text:p>
          </table:table-cell>
          <table:table-cell table:style-name="ce14" table:content-validation-name="val2"/>
          <table:table-cell table:style-name="ce18" office:value-type="float" office:value="4" calcext:value-type="float">
            <text:p>4</text:p>
          </table:table-cell>
          <table:table-cell table:number-columns-repeated="1000"/>
        </table:table-row>
        <table:table-row table:style-name="ro5">
          <table:table-cell table:style-name="ce10" office:value-type="float" office:value="5" calcext:value-type="float">
            <text:p>5</text:p>
          </table:table-cell>
          <table:table-cell table:style-name="ce12" table:content-validation-name="val2" office:value-type="string" calcext:value-type="string">
            <text:p>Telefones</text:p>
          </table:table-cell>
          <table:table-cell table:style-name="ce12" office:value-type="string" calcext:value-type="string">
            <text:p>pessoa</text:p>
          </table:table-cell>
          <table:table-cell table:style-name="ce12" office:value-type="string" calcext:value-type="string">
            <text:p>Pessoa</text:p>
          </table:table-cell>
          <table:table-cell table:style-name="ce15"/>
          <table:table-cell table:style-name="ce19"/>
          <table:table-cell table:style-name="ce22" office:value-type="float" office:value="12" calcext:value-type="float">
            <text:p>12</text:p>
          </table:table-cell>
          <table:table-cell table:style-name="ce12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2"/>
          <table:table-cell table:style-name="ce15" office:value-type="string" calcext:value-type="string">
            <text:p>ForeignKey</text:p>
          </table:table-cell>
          <table:table-cell table:style-name="ce12" table:content-validation-name="val2" office:value-type="string" calcext:value-type="string">
            <text:p>Pessoas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0"/>
        </table:table-row>
        <table:table-row table:style-name="ro5">
          <table:table-cell table:style-name="ce10" office:value-type="float" office:value="6" calcext:value-type="float">
            <text:p>6</text:p>
          </table:table-cell>
          <table:table-cell table:style-name="ce12" table:content-validation-name="val2" office:value-type="string" calcext:value-type="string">
            <text:p>Telefones</text:p>
          </table:table-cell>
          <table:table-cell table:style-name="ce12" office:value-type="string" calcext:value-type="string">
            <text:p>ddd</text:p>
          </table:table-cell>
          <table:table-cell table:style-name="ce12" office:value-type="string" calcext:value-type="string">
            <text:p>DDD</text:p>
          </table:table-cell>
          <table:table-cell table:style-name="ce15"/>
          <table:table-cell table:style-name="ce19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12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2"/>
          <table:table-cell table:style-name="ce15" office:value-type="string" calcext:value-type="string">
            <text:p>BooleanField</text:p>
          </table:table-cell>
          <table:table-cell table:style-name="ce15" table:content-validation-name="val2"/>
          <table:table-cell table:style-name="ce19" office:value-type="float" office:value="6" calcext:value-type="float">
            <text:p>6</text:p>
          </table:table-cell>
          <table:table-cell table:number-columns-repeated="1000"/>
        </table:table-row>
        <table:table-row table:style-name="ro5">
          <table:table-cell table:style-name="ce10" office:value-type="float" office:value="7" calcext:value-type="float">
            <text:p>7</text:p>
          </table:table-cell>
          <table:table-cell table:style-name="ce12" table:content-validation-name="val2" office:value-type="string" calcext:value-type="string">
            <text:p>Telefones</text:p>
          </table:table-cell>
          <table:table-cell table:style-name="ce12" office:value-type="string" calcext:value-type="string">
            <text:p>numero</text:p>
          </table:table-cell>
          <table:table-cell table:style-name="ce12" office:value-type="string" calcext:value-type="string">
            <text:p>Número do telefone</text:p>
          </table:table-cell>
          <table:table-cell table:style-name="ce15"/>
          <table:table-cell table:style-name="ce10" office:value-type="float" office:value="10" calcext:value-type="float">
            <text:p>10</text:p>
          </table:table-cell>
          <table:table-cell table:style-name="ce22" office:value-type="float" office:value="6" calcext:value-type="float">
            <text:p>6</text:p>
          </table:table-cell>
          <table:table-cell table:style-name="ce12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2"/>
          <table:table-cell table:style-name="ce15" office:value-type="string" calcext:value-type="string">
            <text:p>CharField</text:p>
          </table:table-cell>
          <table:table-cell table:style-name="ce15" table:content-validation-name="val2"/>
          <table:table-cell table:style-name="ce19" office:value-type="float" office:value="7" calcext:value-type="float">
            <text:p>7</text:p>
          </table:table-cell>
          <table:table-cell table:number-columns-repeated="1000"/>
        </table:table-row>
        <table:table-row table:style-name="ro5">
          <table:table-cell table:style-name="ce10" office:value-type="float" office:value="8" calcext:value-type="float">
            <text:p>8</text:p>
          </table:table-cell>
          <table:table-cell table:style-name="ce12" table:content-validation-name="val2" office:value-type="string" calcext:value-type="string">
            <text:p>Telefones</text:p>
          </table:table-cell>
          <table:table-cell table:style-name="ce12" office:value-type="string" calcext:value-type="string">
            <text:p>tipo</text:p>
          </table:table-cell>
          <table:table-cell table:style-name="ce12" office:value-type="string" calcext:value-type="string">
            <text:p>Tipo</text:p>
          </table:table-cell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12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2" office:value-type="string" calcext:value-type="string">
            <text:p>1|Residencial</text:p>
            <text:p>2|Comercial</text:p>
          </table:table-cell>
          <table:table-cell table:style-name="ce15" office:value-type="string" calcext:value-type="string">
            <text:p>IntegerField</text:p>
          </table:table-cell>
          <table:table-cell table:style-name="ce15" table:content-validation-name="val2"/>
          <table:table-cell table:style-name="ce19" office:value-type="float" office:value="8" calcext:value-type="float">
            <text:p>8</text:p>
          </table:table-cell>
          <table:table-cell table:number-columns-repeated="1000"/>
        </table:table-row>
        <table:table-row table:style-name="ro5">
          <table:table-cell table:style-name="ce10" office:value-type="float" office:value="9" calcext:value-type="float">
            <text:p>9</text:p>
          </table:table-cell>
          <table:table-cell table:style-name="ce12" table:content-validation-name="val2" office:value-type="string" calcext:value-type="string">
            <text:p>Telefones</text:p>
          </table:table-cell>
          <table:table-cell table:style-name="ce12" office:value-type="string" calcext:value-type="string">
            <text:p>operadora</text:p>
          </table:table-cell>
          <table:table-cell table:style-name="ce12" office:value-type="string" calcext:value-type="string">
            <text:p>Operadora</text:p>
          </table:table-cell>
          <table:table-cell table:style-name="ce15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12"/>
          <table:table-cell table:style-name="ce22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12"/>
          <table:table-cell table:style-name="ce15" office:value-type="string" calcext:value-type="string">
            <text:p>ForeignKey</text:p>
          </table:table-cell>
          <table:table-cell table:style-name="ce12" table:content-validation-name="val2" office:value-type="string" calcext:value-type="string">
            <text:p>TelefonesOperadoras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00"/>
        </table:table-row>
        <table:table-row table:style-name="ro5">
          <table:table-cell table:style-name="ce11" office:value-type="float" office:value="10" calcext:value-type="float">
            <text:p>10</text:p>
          </table:table-cell>
          <table:table-cell table:style-name="ce13" table:content-validation-name="val2" office:value-type="string" calcext:value-type="string">
            <text:p>Enderecos</text:p>
          </table:table-cell>
          <table:table-cell table:style-name="ce13" office:value-type="string" calcext:value-type="string">
            <text:p>pessoa</text:p>
          </table:table-cell>
          <table:table-cell table:style-name="ce13" office:value-type="string" calcext:value-type="string">
            <text:p>Pessoa</text:p>
          </table:table-cell>
          <table:table-cell table:style-name="ce16"/>
          <table:table-cell table:style-name="ce20"/>
          <table:table-cell table:style-name="ce23" office:value-type="float" office:value="12" calcext:value-type="float">
            <text:p>12</text:p>
          </table:table-cell>
          <table:table-cell table:style-name="ce13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3"/>
          <table:table-cell table:style-name="ce16" office:value-type="string" calcext:value-type="string">
            <text:p>ForeignKey</text:p>
          </table:table-cell>
          <table:table-cell table:style-name="ce13" table:content-validation-name="val2" office:value-type="string" calcext:value-type="string">
            <text:p>Pessoas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00"/>
        </table:table-row>
        <table:table-row table:style-name="ro5">
          <table:table-cell table:style-name="ce11" office:value-type="float" office:value="11" calcext:value-type="float">
            <text:p>11</text:p>
          </table:table-cell>
          <table:table-cell table:style-name="ce13" table:content-validation-name="val2" office:value-type="string" calcext:value-type="string">
            <text:p>Enderecos</text:p>
          </table:table-cell>
          <table:table-cell table:style-name="ce13" office:value-type="string" calcext:value-type="string">
            <text:p>logradouro</text:p>
          </table:table-cell>
          <table:table-cell table:style-name="ce13" office:value-type="string" calcext:value-type="string">
            <text:p>Logradouro</text:p>
          </table:table-cell>
          <table:table-cell table:style-name="ce13"/>
          <table:table-cell table:style-name="ce11" office:value-type="float" office:value="200" calcext:value-type="float">
            <text:p>200</text:p>
          </table:table-cell>
          <table:table-cell table:style-name="ce23" office:value-type="float" office:value="12" calcext:value-type="float">
            <text:p>12</text:p>
          </table:table-cell>
          <table:table-cell table:style-name="ce13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3"/>
          <table:table-cell table:style-name="ce16" office:value-type="string" calcext:value-type="string">
            <text:p>CharField</text:p>
          </table:table-cell>
          <table:table-cell table:style-name="ce16" table:content-validation-name="val2"/>
          <table:table-cell table:style-name="ce20" office:value-type="float" office:value="11" calcext:value-type="float">
            <text:p>11</text:p>
          </table:table-cell>
          <table:table-cell table:number-columns-repeated="1000"/>
        </table:table-row>
        <table:table-row table:style-name="ro5">
          <table:table-cell table:style-name="ce11" office:value-type="float" office:value="12" calcext:value-type="float">
            <text:p>12</text:p>
          </table:table-cell>
          <table:table-cell table:style-name="ce13" table:content-validation-name="val2" office:value-type="string" calcext:value-type="string">
            <text:p>Enderecos</text:p>
          </table:table-cell>
          <table:table-cell table:style-name="ce13" office:value-type="string" calcext:value-type="string">
            <text:p>numero</text:p>
          </table:table-cell>
          <table:table-cell table:style-name="ce13" office:value-type="string" calcext:value-type="string">
            <text:p>Número</text:p>
          </table:table-cell>
          <table:table-cell table:style-name="ce13"/>
          <table:table-cell table:style-name="ce11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13"/>
          <table:table-cell table:style-name="ce23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3"/>
          <table:table-cell table:style-name="ce16" office:value-type="string" calcext:value-type="string">
            <text:p>CharField</text:p>
          </table:table-cell>
          <table:table-cell table:style-name="ce16" table:content-validation-name="val2"/>
          <table:table-cell table:style-name="ce20" office:value-type="float" office:value="12" calcext:value-type="float">
            <text:p>12</text:p>
          </table:table-cell>
          <table:table-cell table:number-columns-repeated="1000"/>
        </table:table-row>
        <table:table-row table:style-name="ro5">
          <table:table-cell table:style-name="ce10" office:value-type="float" office:value="13" calcext:value-type="float">
            <text:p>13</text:p>
          </table:table-cell>
          <table:table-cell table:style-name="ce12" table:content-validation-name="val2" office:value-type="string" calcext:value-type="string">
            <text:p>TelefonesOperadoras</text:p>
          </table:table-cell>
          <table:table-cell table:style-name="ce12" office:value-type="string" calcext:value-type="string">
            <text:p>titulo</text:p>
          </table:table-cell>
          <table:table-cell table:style-name="ce12" office:value-type="string" calcext:value-type="string">
            <text:p>Título</text:p>
          </table:table-cell>
          <table:table-cell table:style-name="ce12"/>
          <table:table-cell table:style-name="ce10" office:value-type="float" office:value="30" calcext:value-type="float">
            <text:p>30</text:p>
          </table:table-cell>
          <table:table-cell table:style-name="ce22" office:value-type="float" office:value="12" calcext:value-type="float">
            <text:p>12</text:p>
          </table:table-cell>
          <table:table-cell table:style-name="ce12"/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2" office:value-type="float" office:value="1" calcext:value-type="float">
            <text:p>1</text:p>
          </table:table-cell>
          <table:table-cell table:style-name="ce12"/>
          <table:table-cell table:style-name="ce15" office:value-type="string" calcext:value-type="string">
            <text:p>CharField</text:p>
          </table:table-cell>
          <table:table-cell table:style-name="ce15" table:content-validation-name="val2"/>
          <table:table-cell table:style-name="ce19" office:value-type="float" office:value="13" calcext:value-type="float">
            <text:p>13</text:p>
          </table:table-cell>
          <table:table-cell table:number-columns-repeated="1000"/>
        </table:table-row>
        <table:table-row table:style-name="ro5">
          <table:table-cell table:style-name="ce9" office:value-type="float" office:value="14" calcext:value-type="float">
            <text:p>14</text:p>
          </table:table-cell>
          <table:table-cell table:style-name="ce5" table:content-validation-name="val2" office:value-type="string" calcext:value-type="string">
            <text:p>Municipios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Nome</text:p>
          </table:table-cell>
          <table:table-cell table:style-name="ce5"/>
          <table:table-cell table:style-name="ce9" office:value-type="float" office:value="50" calcext:value-type="float">
            <text:p>50</text:p>
          </table:table-cell>
          <table:table-cell table:style-name="ce21" office:value-type="float" office:value="12" calcext:value-type="float">
            <text:p>12</text:p>
          </table:table-cell>
          <table:table-cell table:style-name="ce5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5"/>
          <table:table-cell table:style-name="ce14" office:value-type="string" calcext:value-type="string">
            <text:p>CharField</text:p>
          </table:table-cell>
          <table:table-cell table:style-name="ce14" table:content-validation-name="val2"/>
          <table:table-cell table:style-name="ce18" office:value-type="float" office:value="14" calcext:value-type="float">
            <text:p>14</text:p>
          </table:table-cell>
          <table:table-cell table:number-columns-repeated="1000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5" table:content-validation-name="val2" office:value-type="string" calcext:value-type="string">
            <text:p>Municipios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Estado</text:p>
          </table:table-cell>
          <table:table-cell table:style-name="ce14"/>
          <table:table-cell table:style-name="ce18"/>
          <table:table-cell table:style-name="ce21" office:value-type="float" office:value="12" calcext:value-type="float">
            <text:p>12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5"/>
          <table:table-cell table:style-name="ce14" office:value-type="string" calcext:value-type="string">
            <text:p>ForeignKey</text:p>
          </table:table-cell>
          <table:table-cell table:style-name="ce5" table:content-validation-name="val2" office:value-type="string" calcext:value-type="string">
            <text:p>Estados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0"/>
        </table:table-row>
        <table:table-row table:style-name="ro5">
          <table:table-cell table:style-name="ce10" office:value-type="float" office:value="16" calcext:value-type="float">
            <text:p>16</text:p>
          </table:table-cell>
          <table:table-cell table:style-name="ce12" table:content-validation-name="val2" office:value-type="string" calcext:value-type="string">
            <text:p>Estados</text:p>
          </table:table-cell>
          <table:table-cell table:style-name="ce12" office:value-type="string" calcext:value-type="string">
            <text:p>sigla</text:p>
          </table:table-cell>
          <table:table-cell table:style-name="ce12" office:value-type="string" calcext:value-type="string">
            <text:p>Sigla</text:p>
          </table:table-cell>
          <table:table-cell table:style-name="ce12"/>
          <table:table-cell table:style-name="ce10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12"/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7" table:style-name="ce22" office:value-type="float" office:value="1" calcext:value-type="float">
            <text:p>1</text:p>
          </table:table-cell>
          <table:table-cell table:style-name="ce12"/>
          <table:table-cell table:style-name="ce15" office:value-type="string" calcext:value-type="string">
            <text:p>CharField</text:p>
          </table:table-cell>
          <table:table-cell table:style-name="ce15" table:content-validation-name="val2"/>
          <table:table-cell table:style-name="ce19" office:value-type="float" office:value="16" calcext:value-type="float">
            <text:p>16</text:p>
          </table:table-cell>
          <table:table-cell table:number-columns-repeated="100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fields.$A$1:.$X$17"/>
        </table:named-expressions>
      </table:table>
      <table:named-expressions/>
      <table:database-ranges>
        <table:database-range table:name="__Anonymous_Sheet_DB__0" table:target-range-address="dag_apps.A1:dag_apps.E3" table:display-filter-buttons="true"/>
        <table:database-range table:name="__Anonymous_Sheet_DB__1" table:target-range-address="dag_models.A1:dag_models.J7" table:display-filter-buttons="true"/>
        <table:database-range table:name="__Anonymous_Sheet_DB__2" table:target-range-address="dag_fields.A1:dag_fields.X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g_5f_apps" style:display-name="PageStyle_dag_ap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models" style:display-name="PageStyle_dag_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s" style:display-name="PageStyle_dag_fiel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6" meta:object-count="0"/>
    <meta:generator>LibreOfficeDev/6.0.5.2$Linux_X86_64 LibreOffice_project/</meta:generator>
  </office:meta>
</office:document-meta>
</file>